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ac738"/>
    </style:style>
    <style:style style:name="T5" style:family="text">
      <style:text-properties officeooo:rsid="00cc8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bilités</text:p>
      <text:p text:style-name="Standard"/>
      <text:p text:style-name="P1"><text:span text:style-name="T1">Exercices du livre : pages </text:span><text:span text:style-name="T3">1</text:span><text:span text:style-name="T4">2</text:span><text:span text:style-name="T3">3</text:span><text:span text:style-name="T2">-1</text:span><text:span text:style-name="T4">3</text:span><text:span text:style-name="T3">0</text:span></text:p>
      <text:p text:style-name="P1"/>
      <text:p text:style-name="P2">Équiprobabilité</text:p>
      <text:p text:style-name="P2">14, 16, 19, 27</text:p>
      <text:p text:style-name="Standard"/>
      <text:p text:style-name="Standard"/>
      <text:p text:style-name="P2">Tableur</text:p>
      <text:p text:style-name="P2">Activité p123</text:p>
      <text:p text:style-name="P2">oral : 4, 5, 8, 21, 22, 23, <text:span text:style-name="T5">33</text:span></text:p>
      <text:p text:style-name="P2">1, 2, 3, 4, 25, <text:span text:style-name="T5">35, 3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9M48S</meta:editing-duration>
    <meta:editing-cycles>154</meta:editing-cycles>
    <meta:generator>LibreOffice/7.1.4.2$Linux_X86_64 LibreOffice_project/10$Build-2</meta:generator>
    <meta:initial-creator>Véronique et Thibaud FONTANET</meta:initial-creator>
    <dc:date>2021-04-19T20:38:01.859902612</dc:date>
    <meta:print-date>2021-01-04T09:36:06.738044778</meta:print-date>
    <meta:document-statistic meta:table-count="0" meta:image-count="0" meta:object-count="0" meta:page-count="1" meta:paragraph-count="8" meta:word-count="31" meta:character-count="147" meta:non-whitespace-character-count="124"/>
  </office:meta>
</office:document-meta>
</file>